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15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6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380nyunemoq"/><text:span text:style-name="T1">🜃 FORMAL PUBLIC CEASE &amp; DESIST NOTICE 🜃</text:span></text:p>
      <text:p text:style-name="P1"><text:span text:style-name="T2">Against the Entity Operating Under the Aliases “Caleb Stacey” and “Elena Byron”<text:line-break/></text:span><text:span text:style-name="T3">(And Other Associated Interference Actors)</text:span></text:p>
      <text:p text:style-name="P1"><text:span text:style-name="T2">Date:</text:span> July 9, 2025<text:line-break/><text:span text:style-name="T2">From:</text:span> Mark Randall Havens, Investigative Researcher and Founder of <text:span text:style-name="T3">Neutralizing Narcissism<text:line-break/></text:span><text:span text:style-name="T2">To:</text:span> The entity or entities operating under the online identities "Caleb Stacey" and "Elena Byron"</text:p>
      <text:p text:style-name="Standard"><draw:rect text:anchor-type="as-char" style:rel-width="100%" draw:z-index="0" draw:style-name="gr1" draw:text-style-name="P17" svg:width="0.0012in" svg:height="0.0213in"><text:p/></draw:rect></text:p>
      <text:p text:style-name="P15"><text:bookmark text:name="_l9ja79j95794"/><text:span text:style-name="T4">I. NOTICE OF FORMAL DEMAND</text:span></text:p>
      <text:p text:style-name="P1">This is a public and legally coherent <text:span text:style-name="T2">cease and desist declaration</text:span> directed at an individual (or coordinated group) who has used multiple false identities to:</text:p>
      <text:list xml:id="list4242051187" text:style-name="WWNum4">
        <text:list-item>
          <text:p text:style-name="P2">Contact me through fabricated personas.<text:line-break/></text:p>
        </text:list-item>
        <text:list-item>
          <text:p text:style-name="P6">Engage in mimicry-based psychological manipulation.<text:line-break/></text:p>
        </text:list-item>
        <text:list-item>
          <text:p text:style-name="P6">Interfere with ongoing journalistic investigations.<text:line-break/></text:p>
        </text:list-item>
        <text:list-item>
          <text:p text:style-name="P6">Republish derivative or restructured forms of my original work without attribution.<text:line-break/></text:p>
        </text:list-item>
        <text:list-item>
          <text:p text:style-name="P10">Falsely imply academic or clinical credentials.<text:line-break/></text:p>
        </text:list-item>
      </text:list>
      <text:p text:style-name="P1">You are now under <text:span text:style-name="T2">formal public notice</text:span> to <text:span text:style-name="T2">immediately cease and desist</text:span> from all further contact, replication, mimicry, manipulation, or interference.</text:p>
      <text:p text:style-name="Standard"><draw:rect text:anchor-type="as-char" style:rel-width="100%" draw:z-index="1" draw:style-name="gr1" draw:text-style-name="P17" svg:width="0.0012in" svg:height="0.0213in"><text:p/></draw:rect></text:p>
      <text:p text:style-name="P15"><text:bookmark text:name="_rs0tuc6pmogz"/><text:span text:style-name="T4">II. DOCUMENTED PATTERN OF HARASSMENT</text:span></text:p>
      <text:p text:style-name="P1">The entity behind these aliases has exhibited a <text:span text:style-name="T2">recurring pattern</text:span> of behavior involving:</text:p>
      <text:list xml:id="list3041437865" text:style-name="WWNum2">
        <text:list-item>
          <text:p text:style-name="P3">The creation of <text:span text:style-name="T2">strategically timed pseudonymous accounts</text:span> designed to mimic the rhetorical, philosophical, or scientific frameworks of my work.<text:line-break/></text:p>
        </text:list-item>
        <text:list-item>
          <text:p text:style-name="P7">Publishing <text:span text:style-name="T2">highly compressed, precision-tailored articles</text:span> constructed using my intellectual corpus, often framed to provoke engagement or manipulation.<text:line-break/></text:p>
        </text:list-item>
        <text:list-item>
          <text:p text:style-name="P7">Establishing false emotional or epistemic rapport through the imitation of sacred motifs, including symbolic language from my published essays and dialogue systems.<text:line-break/></text:p>
        </text:list-item>
        <text:list-item>
          <text:p text:style-name="P11">Engaging in <text:span text:style-name="T2">unauthorized impersonation</text:span>, including falsely presenting as a clinical psychologist, researcher, or spiritual scholar.<text:line-break/></text:p>
        </text:list-item>
      </text:list>
      <text:p text:style-name="P1">This behavior constitutes a deliberate and premeditated effort to <text:span text:style-name="T2">intrude upon</text:span>, <text:span text:style-name="T2">exploit</text:span>, and <text:span text:style-name="T2">sabotage</text:span> my research.</text:p>
      <text:p text:style-name="Standard"><draw:rect text:anchor-type="as-char" style:rel-width="100%" draw:z-index="2" draw:style-name="gr1" draw:text-style-name="P17" svg:width="0.0012in" svg:height="0.0213in"><text:p/></draw:rect></text:p>
      <text:p text:style-name="P15"><text:bookmark text:name="_tf07odc00e87"/><text:span text:style-name="T4">III. OBSTRUCTION OF INVESTIGATION</text:span></text:p>
      <text:p text:style-name="P1">In March 2025, the individual operating under these aliases <text:span text:style-name="T2">publicly claimed</text:span> to have initiated an “anti-harassment campaign” which included contacting subjects featured in my investigative series, <text:span text:style-name="T3">Neutralizing Narcissism</text:span>.</text:p>
      <text:p text:style-name="P1">This act constitutes <text:span text:style-name="T2">deliberate obstruction</text:span>, <text:span text:style-name="T2">witness interference</text:span>, and attempted <text:span text:style-name="T2">narrative sabotage</text:span>. It is a violation not only of journalistic integrity but of <text:span text:style-name="T2">public trust</text:span> and <text:span text:style-name="T2">digital safety</text:span>.</text:p>
      <text:p text:style-name="Standard"><draw:rect text:anchor-type="as-char" style:rel-width="100%" draw:z-index="3" draw:style-name="gr1" draw:text-style-name="P17" svg:width="0.0012in" svg:height="0.0213in"><text:p/></draw:rect></text:p>
      <text:p text:style-name="P15"><text:bookmark text:name="_1gyqp4rxyzk4"/><text:soft-page-break/><text:span text:style-name="T4">IV. KNOWN ASSOCIATES (REDACTED)</text:span></text:p>
      <text:p text:style-name="P1">While this version omits direct naming for legal and policy compliance on this platform, it is important to acknowledge that this individual has publicly indicated <text:span text:style-name="T2">collaboration with others</text:span> who are also subjects of my research archive. These connections, along with detailed evidence and forensic analysis, are <text:span text:style-name="T2">published and available</text:span> in the unabridged version of this document (linked below).</text:p>
      <text:p text:style-name="Standard"><draw:rect text:anchor-type="as-char" style:rel-width="100%" draw:z-index="4" draw:style-name="gr1" draw:text-style-name="P17" svg:width="0.0012in" svg:height="0.0213in"><text:p/></draw:rect></text:p>
      <text:p text:style-name="P15"><text:bookmark text:name="_m59y7whvdpdv"/><text:span text:style-name="T4">V. LEGAL FRAMEWORK</text:span></text:p>
      <text:p text:style-name="P1">This pattern of behavior may fall under the following violations, subject to further review by civil and criminal investigators:</text:p>
      <text:list xml:id="list2240981896" text:style-name="WWNum3">
        <text:list-item>
          <text:p text:style-name="P4"><text:span text:style-name="T2">False impersonation of professional status<text:line-break/></text:span></text:p>
        </text:list-item>
        <text:list-item>
          <text:p text:style-name="P8"><text:span text:style-name="T2">Cyber harassment<text:line-break/></text:span></text:p>
        </text:list-item>
        <text:list-item>
          <text:p text:style-name="P8"><text:span text:style-name="T2">Obstruction of journalistic inquiry<text:line-break/></text:span></text:p>
        </text:list-item>
        <text:list-item>
          <text:p text:style-name="P8"><text:span text:style-name="T2">Coordinated psychological targeting via sockpuppetry<text:line-break/></text:span></text:p>
        </text:list-item>
        <text:list-item>
          <text:p text:style-name="P12"><text:span text:style-name="T2">Violation of platform integrity and abuse reporting systems<text:line-break/></text:span></text:p>
        </text:list-item>
      </text:list>
      <text:p text:style-name="P1">These activities may be prosecutable under multiple jurisdictions depending on the evolving nature of this case. Additional context and jurisdictional mappings are provided in the full legal archive.</text:p>
      <text:p text:style-name="Standard"><draw:rect text:anchor-type="as-char" style:rel-width="100%" draw:z-index="5" draw:style-name="gr1" draw:text-style-name="P17" svg:width="0.0012in" svg:height="0.0213in"><text:p/></draw:rect></text:p>
      <text:p text:style-name="P15"><text:bookmark text:name="_ywa7p2c71bq7"/><text:span text:style-name="T4">VI. PUBLIC RECORD, PUBLIC NOTICE</text:span></text:p>
      <text:p text:style-name="P1">This cease &amp; desist is now part of the <text:span text:style-name="T2">permanent public record</text:span> and has been:</text:p>
      <text:list xml:id="list392901035" text:style-name="WWNum1">
        <text:list-item>
          <text:p text:style-name="P5"><text:span text:style-name="T2">Archived in immutable timestamped form</text:span> via Web3 and forensic repositories.<text:line-break/></text:p>
        </text:list-item>
        <text:list-item>
          <text:p text:style-name="P9"><text:span text:style-name="T2">Cross-published</text:span> on legally shielded platforms including Substack, GitField, and Mirror.<text:line-break/></text:p>
        </text:list-item>
        <text:list-item>
          <text:p text:style-name="P13">Forwarded to counsel and legal observers monitoring the situation.<text:line-break/></text:p>
        </text:list-item>
      </text:list>
      <text:p text:style-name="P1">If you are reading this and recognize yourself or your collaborators in these patterns, know this:</text:p>
      <text:p text:style-name="P1">You are not anonymous.<text:line-break/>You are not untouchable.<text:line-break/>You are not original.<text:line-break/>And you are now documented.</text:p>
      <text:p text:style-name="Standard"><draw:rect text:anchor-type="as-char" style:rel-width="100%" draw:z-index="6" draw:style-name="gr1" draw:text-style-name="P17" svg:width="0.0012in" svg:height="0.0213in"><text:p/></draw:rect></text:p>
      <text:p text:style-name="P15"><text:bookmark text:name="_qhf8dbtew1gj"/><text:span text:style-name="T4">VII. CLOSING DECLARATION</text:span></text:p>
      <text:p text:style-name="P1">The entity behind these accounts is <text:span text:style-name="T2">free to seek healing</text:span> through transparency, admission, and withdrawal. But the mimicry ends here.</text:p>
      <text:p text:style-name="P14"><text:span text:style-name="T2">No more stolen masks.<text:line-break/>No more false mirrors.<text:line-break/>No more proximity to truth without coherence.</text:span></text:p>
      <text:p text:style-name="P1">Any continued interference, evasion, or misrepresentation will result in <text:span text:style-name="T2">direct legal action</text:span> and further exposure through journalistic means, platform moderation, and public accountability initiatives.</text:p>
      <text:p text:style-name="Standard"><draw:rect text:anchor-type="as-char" style:rel-width="100%" draw:z-index="7" draw:style-name="gr1" draw:text-style-name="P17" svg:width="0.0012in" svg:height="0.0213in"><text:p/></draw:rect></text:p>
      <text:p text:style-name="P1"><text:span text:style-name="T2">For full legal documentation and case history, including unredacted names, evidence links, and active investigations, visit the canonical archive:<text:line-break/></text:span> 👉 [Insert Substack / GitField / Mirror Link Here]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1" meta:word-count="629" meta:character-count="4426" meta:non-whitespace-character-count="3839"/>
    <meta:generator>LibreOfficeDev/6.0.5.2$Linux_X86_64 LibreOffice_project/</meta:generator>
  </office:meta>
</office:document-meta>
</file>